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font-name="Times New Roman"/>
    </style:style>
    <style:style style:name="P2" style:family="paragraph" style:parent-style-name="Standard">
      <style:paragraph-properties fo:line-height="150%" fo:text-align="center" style:justify-single-word="false"/>
      <style:text-properties style:font-name="Times New Roman" fo:font-weight="bold" officeooo:rsid="0004d1f1" officeooo:paragraph-rsid="0004d1f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text:p>
      <text:p text:style-name="P1"/>
      <text:p text:style-name="P1">Charles K. Neimog, from Espírito Santo, Brazil, is a Ph.D. candidate (2021) in Music at the University of São Paulo (USP). His research focuses on transformations in Musical Composition using incorporated technological devices. He holds a master's in "Interdisciplinary Poetic Processes" from the Federal University of Juiz de Fora (UFJF). Charles worked with the Tuning Systems of Harry Partch, Erv Wilson, and Ben Johnston, proposing their organization based on Iannis Xenakis' sieves in the OpenMusic environment. He is interested in the interaction between humans and machines in Electroacoustic Mus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9:00:37.451552848</meta:creation-date>
    <dc:date>2023-06-13T19:03:37.042746337</dc:date>
    <meta:editing-duration>PT3M</meta:editing-duration>
    <meta:editing-cycles>1</meta:editing-cycles>
    <meta:document-statistic meta:table-count="0" meta:image-count="0" meta:object-count="0" meta:page-count="1" meta:paragraph-count="2" meta:word-count="90" meta:character-count="609" meta:non-whitespace-character-count="521"/>
    <meta:generator>LibreOffice/7.5.3.2$Linux_X86_64 LibreOffice_project/50$Build-2</meta:generator>
  </office:meta>
</office:document-meta>
</file>